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7:12:15.686193604</meta:creation-date>
    <dc:date>2019-09-30T18:17:55.076286817</dc:date>
    <meta:editing-duration>PT55M39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1.713cm" svg:y="3.945cm" style:legend-expansion="high" chart:style-name="ch2"/>
        <chart:plot-area chart:style-name="ch3" chart:data-source-has-labels="both" svg:x="0.319cm" svg:y="0.179cm" svg:width="11.075cm" svg:height="8.641cm">
          <chartooo:coordinate-region svg:x="1.904cm" svg:y="0.381cm" svg:width="8.917cm" svg:height="7.786cm"/>
          <chart:axis chart:dimension="x" chart:name="primary-x" chart:style-name="ch4" chartooo:axis-type="auto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1" chart:label-cell-address="local-table.$C$1" chart:class="chart:scatter">
            <chart:domain table:cell-range-address="local-table.$B$2:.$B$201"/>
            <chart:data-point chart:repeated="200"/>
          </chart:series>
          <chart:series chart:style-name="ch7" chart:values-cell-range-address="local-table.$D$2:.$D$201" chart:label-cell-address="local-table.$D$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oyenne Static</text:p>
              </table:table-cell>
              <table:table-cell office:value-type="string">
                <text:p>Moyenne Dyna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560">
                <text:p>10560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0560.8">
                <text:p>10560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561.6">
                <text:p>10561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562.4">
                <text:p>10562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563.2">
                <text:p>10563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0564">
                <text:p>1056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0564.8">
                <text:p>10564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0565.6">
                <text:p>10565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0566.4">
                <text:p>10566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0567.2">
                <text:p>10567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568">
                <text:p>1056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0569.6">
                <text:p>10569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0571.2">
                <text:p>10571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0572.8">
                <text:p>10572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0574.4">
                <text:p>10574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0576">
                <text:p>1057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0577.6">
                <text:p>10577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0579.2">
                <text:p>10579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10580.8">
                <text:p>10580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0582.4">
                <text:p>10582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0584">
                <text:p>1058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0588.8">
                <text:p>10588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0593.6">
                <text:p>10593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0598.4">
                <text:p>10598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0603.2">
                <text:p>10603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0608">
                <text:p>1060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10612.8">
                <text:p>10612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0617.6">
                <text:p>10617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0622.4">
                <text:p>10622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627.2">
                <text:p>10627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0632">
                <text:p>1063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0635.2">
                <text:p>10635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10638.4">
                <text:p>10638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0641.6">
                <text:p>10641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0644.8">
                <text:p>10644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0648">
                <text:p>1064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0651.2">
                <text:p>10651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10654.4">
                <text:p>10654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10657.6">
                <text:p>10657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10660.8">
                <text:p>10660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10664">
                <text:p>1066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10670.4">
                <text:p>10670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10676.8">
                <text:p>10676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10683.2">
                <text:p>10683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10689.6">
                <text:p>10689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10696">
                <text:p>1069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0702.4">
                <text:p>10702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10708.8">
                <text:p>10708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">
                <text:p>32</text:p>
              </table:table-cell>
              <table:table-cell office:value-type="float" office:value="10715.2">
                <text:p>10715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">
                <text:p>32</text:p>
              </table:table-cell>
              <table:table-cell office:value-type="float" office:value="10721.6">
                <text:p>10721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0728">
                <text:p>1072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0740.8">
                <text:p>10740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0753.6">
                <text:p>10753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0766.4">
                <text:p>10766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779.2">
                <text:p>10779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792">
                <text:p>1079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10804.8">
                <text:p>10804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10817.6">
                <text:p>10817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10830.4">
                <text:p>10830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0843.2">
                <text:p>10843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10856">
                <text:p>1085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">
                <text:p>128</text:p>
              </table:table-cell>
              <table:table-cell office:value-type="float" office:value="10881.6">
                <text:p>10881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10907.2">
                <text:p>10907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8">
                <text:p>128</text:p>
              </table:table-cell>
              <table:table-cell office:value-type="float" office:value="10932.8">
                <text:p>10932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8">
                <text:p>128</text:p>
              </table:table-cell>
              <table:table-cell office:value-type="float" office:value="10958.4">
                <text:p>10958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">
                <text:p>128</text:p>
              </table:table-cell>
              <table:table-cell office:value-type="float" office:value="10984">
                <text:p>1098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">
                <text:p>128</text:p>
              </table:table-cell>
              <table:table-cell office:value-type="float" office:value="11009.6">
                <text:p>11009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8">
                <text:p>128</text:p>
              </table:table-cell>
              <table:table-cell office:value-type="float" office:value="11035.2">
                <text:p>11035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">
                <text:p>128</text:p>
              </table:table-cell>
              <table:table-cell office:value-type="float" office:value="11060.8">
                <text:p>11060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">
                <text:p>128</text:p>
              </table:table-cell>
              <table:table-cell office:value-type="float" office:value="11086.4">
                <text:p>11086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">
                <text:p>128</text:p>
              </table:table-cell>
              <table:table-cell office:value-type="float" office:value="11112">
                <text:p>1111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">
                <text:p>256</text:p>
              </table:table-cell>
              <table:table-cell office:value-type="float" office:value="11163.2">
                <text:p>11163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6">
                <text:p>256</text:p>
              </table:table-cell>
              <table:table-cell office:value-type="float" office:value="11214.4">
                <text:p>11214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6">
                <text:p>256</text:p>
              </table:table-cell>
              <table:table-cell office:value-type="float" office:value="11265.6">
                <text:p>11265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6">
                <text:p>256</text:p>
              </table:table-cell>
              <table:table-cell office:value-type="float" office:value="11316.8">
                <text:p>11316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6">
                <text:p>256</text:p>
              </table:table-cell>
              <table:table-cell office:value-type="float" office:value="11368">
                <text:p>1136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6">
                <text:p>256</text:p>
              </table:table-cell>
              <table:table-cell office:value-type="float" office:value="11419.2">
                <text:p>11419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6">
                <text:p>256</text:p>
              </table:table-cell>
              <table:table-cell office:value-type="float" office:value="11470.4">
                <text:p>11470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6">
                <text:p>256</text:p>
              </table:table-cell>
              <table:table-cell office:value-type="float" office:value="11521.6">
                <text:p>11521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6">
                <text:p>256</text:p>
              </table:table-cell>
              <table:table-cell office:value-type="float" office:value="11572.8">
                <text:p>11572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6">
                <text:p>256</text:p>
              </table:table-cell>
              <table:table-cell office:value-type="float" office:value="11624">
                <text:p>1162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2">
                <text:p>512</text:p>
              </table:table-cell>
              <table:table-cell office:value-type="float" office:value="11726.4">
                <text:p>11726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2">
                <text:p>512</text:p>
              </table:table-cell>
              <table:table-cell office:value-type="float" office:value="11828.8">
                <text:p>11828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">
                <text:p>512</text:p>
              </table:table-cell>
              <table:table-cell office:value-type="float" office:value="11931.2">
                <text:p>11931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2">
                <text:p>512</text:p>
              </table:table-cell>
              <table:table-cell office:value-type="float" office:value="12033.6">
                <text:p>12033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2">
                <text:p>512</text:p>
              </table:table-cell>
              <table:table-cell office:value-type="float" office:value="12136">
                <text:p>1213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2">
                <text:p>512</text:p>
              </table:table-cell>
              <table:table-cell office:value-type="float" office:value="12238.4">
                <text:p>12238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2">
                <text:p>512</text:p>
              </table:table-cell>
              <table:table-cell office:value-type="float" office:value="12340.8">
                <text:p>12340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2">
                <text:p>512</text:p>
              </table:table-cell>
              <table:table-cell office:value-type="float" office:value="12443.2">
                <text:p>12443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2">
                <text:p>512</text:p>
              </table:table-cell>
              <table:table-cell office:value-type="float" office:value="12545.6">
                <text:p>12545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2">
                <text:p>512</text:p>
              </table:table-cell>
              <table:table-cell office:value-type="float" office:value="12648">
                <text:p>1264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4">
                <text:p>1024</text:p>
              </table:table-cell>
              <table:table-cell office:value-type="float" office:value="12852.8">
                <text:p>12852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4">
                <text:p>1024</text:p>
              </table:table-cell>
              <table:table-cell office:value-type="float" office:value="13057.6">
                <text:p>13057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4">
                <text:p>1024</text:p>
              </table:table-cell>
              <table:table-cell office:value-type="float" office:value="13262.4">
                <text:p>13262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4">
                <text:p>1024</text:p>
              </table:table-cell>
              <table:table-cell office:value-type="float" office:value="13467.2">
                <text:p>13467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4">
                <text:p>1024</text:p>
              </table:table-cell>
              <table:table-cell office:value-type="float" office:value="13672">
                <text:p>1367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4">
                <text:p>1024</text:p>
              </table:table-cell>
              <table:table-cell office:value-type="float" office:value="13876.8">
                <text:p>13876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4">
                <text:p>1024</text:p>
              </table:table-cell>
              <table:table-cell office:value-type="float" office:value="14081.6">
                <text:p>14081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4">
                <text:p>1024</text:p>
              </table:table-cell>
              <table:table-cell office:value-type="float" office:value="14286.4">
                <text:p>14286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4">
                <text:p>1024</text:p>
              </table:table-cell>
              <table:table-cell office:value-type="float" office:value="14491.2">
                <text:p>14491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4">
                <text:p>1024</text:p>
              </table:table-cell>
              <table:table-cell office:value-type="float" office:value="14696">
                <text:p>1469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48">
                <text:p>2048</text:p>
              </table:table-cell>
              <table:table-cell office:value-type="float" office:value="15105.6">
                <text:p>15105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48">
                <text:p>2048</text:p>
              </table:table-cell>
              <table:table-cell office:value-type="float" office:value="15515.2">
                <text:p>15515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48">
                <text:p>2048</text:p>
              </table:table-cell>
              <table:table-cell office:value-type="float" office:value="15924.8">
                <text:p>15924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48">
                <text:p>2048</text:p>
              </table:table-cell>
              <table:table-cell office:value-type="float" office:value="16334.4">
                <text:p>16334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48">
                <text:p>2048</text:p>
              </table:table-cell>
              <table:table-cell office:value-type="float" office:value="16744">
                <text:p>1674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48">
                <text:p>2048</text:p>
              </table:table-cell>
              <table:table-cell office:value-type="float" office:value="17153.6">
                <text:p>17153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48">
                <text:p>2048</text:p>
              </table:table-cell>
              <table:table-cell office:value-type="float" office:value="17563.2">
                <text:p>17563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8">
                <text:p>2048</text:p>
              </table:table-cell>
              <table:table-cell office:value-type="float" office:value="17972.8">
                <text:p>17972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48">
                <text:p>2048</text:p>
              </table:table-cell>
              <table:table-cell office:value-type="float" office:value="18382.4">
                <text:p>18382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48">
                <text:p>2048</text:p>
              </table:table-cell>
              <table:table-cell office:value-type="float" office:value="18792">
                <text:p>1879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96">
                <text:p>4096</text:p>
              </table:table-cell>
              <table:table-cell office:value-type="float" office:value="19611.2">
                <text:p>19611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96">
                <text:p>4096</text:p>
              </table:table-cell>
              <table:table-cell office:value-type="float" office:value="20430.4">
                <text:p>20430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96">
                <text:p>4096</text:p>
              </table:table-cell>
              <table:table-cell office:value-type="float" office:value="21249.6">
                <text:p>21249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96">
                <text:p>4096</text:p>
              </table:table-cell>
              <table:table-cell office:value-type="float" office:value="22068.8">
                <text:p>22068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6">
                <text:p>4096</text:p>
              </table:table-cell>
              <table:table-cell office:value-type="float" office:value="22888">
                <text:p>2288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6">
                <text:p>4096</text:p>
              </table:table-cell>
              <table:table-cell office:value-type="float" office:value="23707.2">
                <text:p>23707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96">
                <text:p>4096</text:p>
              </table:table-cell>
              <table:table-cell office:value-type="float" office:value="24526.4">
                <text:p>24526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96">
                <text:p>4096</text:p>
              </table:table-cell>
              <table:table-cell office:value-type="float" office:value="25345.6">
                <text:p>25345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">
                <text:p>4096</text:p>
              </table:table-cell>
              <table:table-cell office:value-type="float" office:value="26164.8">
                <text:p>26164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96">
                <text:p>4096</text:p>
              </table:table-cell>
              <table:table-cell office:value-type="float" office:value="26984">
                <text:p>2698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92">
                <text:p>8192</text:p>
              </table:table-cell>
              <table:table-cell office:value-type="float" office:value="28622.4">
                <text:p>28622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92">
                <text:p>8192</text:p>
              </table:table-cell>
              <table:table-cell office:value-type="float" office:value="30260.8">
                <text:p>30260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92">
                <text:p>8192</text:p>
              </table:table-cell>
              <table:table-cell office:value-type="float" office:value="31899.2">
                <text:p>31899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192">
                <text:p>8192</text:p>
              </table:table-cell>
              <table:table-cell office:value-type="float" office:value="33537.6">
                <text:p>33537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92">
                <text:p>8192</text:p>
              </table:table-cell>
              <table:table-cell office:value-type="float" office:value="35176">
                <text:p>3517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92">
                <text:p>8192</text:p>
              </table:table-cell>
              <table:table-cell office:value-type="float" office:value="36814.4">
                <text:p>36814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92">
                <text:p>8192</text:p>
              </table:table-cell>
              <table:table-cell office:value-type="float" office:value="38452.8">
                <text:p>38452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192">
                <text:p>8192</text:p>
              </table:table-cell>
              <table:table-cell office:value-type="float" office:value="40091.2">
                <text:p>40091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92">
                <text:p>8192</text:p>
              </table:table-cell>
              <table:table-cell office:value-type="float" office:value="41729.6">
                <text:p>41729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92">
                <text:p>8192</text:p>
              </table:table-cell>
              <table:table-cell office:value-type="float" office:value="43368">
                <text:p>4336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384">
                <text:p>16384</text:p>
              </table:table-cell>
              <table:table-cell office:value-type="float" office:value="46644.8">
                <text:p>46644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384">
                <text:p>16384</text:p>
              </table:table-cell>
              <table:table-cell office:value-type="float" office:value="49921.6">
                <text:p>49921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384">
                <text:p>16384</text:p>
              </table:table-cell>
              <table:table-cell office:value-type="float" office:value="53198.4">
                <text:p>53198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84">
                <text:p>16384</text:p>
              </table:table-cell>
              <table:table-cell office:value-type="float" office:value="56475.2">
                <text:p>56475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84">
                <text:p>16384</text:p>
              </table:table-cell>
              <table:table-cell office:value-type="float" office:value="59752">
                <text:p>5975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384">
                <text:p>16384</text:p>
              </table:table-cell>
              <table:table-cell office:value-type="float" office:value="63028.8">
                <text:p>63028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84">
                <text:p>16384</text:p>
              </table:table-cell>
              <table:table-cell office:value-type="float" office:value="66305.6">
                <text:p>66305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84">
                <text:p>16384</text:p>
              </table:table-cell>
              <table:table-cell office:value-type="float" office:value="69582.4">
                <text:p>69582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84">
                <text:p>16384</text:p>
              </table:table-cell>
              <table:table-cell office:value-type="float" office:value="72859.2">
                <text:p>72859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384">
                <text:p>16384</text:p>
              </table:table-cell>
              <table:table-cell office:value-type="float" office:value="76136">
                <text:p>7613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768">
                <text:p>32768</text:p>
              </table:table-cell>
              <table:table-cell office:value-type="float" office:value="82689.6">
                <text:p>82689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768">
                <text:p>32768</text:p>
              </table:table-cell>
              <table:table-cell office:value-type="float" office:value="89243.2">
                <text:p>89243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768">
                <text:p>32768</text:p>
              </table:table-cell>
              <table:table-cell office:value-type="float" office:value="95796.8">
                <text:p>95796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68">
                <text:p>32768</text:p>
              </table:table-cell>
              <table:table-cell office:value-type="float" office:value="102350.4">
                <text:p>102350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768">
                <text:p>32768</text:p>
              </table:table-cell>
              <table:table-cell office:value-type="float" office:value="108904">
                <text:p>10890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768">
                <text:p>32768</text:p>
              </table:table-cell>
              <table:table-cell office:value-type="float" office:value="115457.6">
                <text:p>115457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768">
                <text:p>32768</text:p>
              </table:table-cell>
              <table:table-cell office:value-type="float" office:value="122011.2">
                <text:p>122011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768">
                <text:p>32768</text:p>
              </table:table-cell>
              <table:table-cell office:value-type="float" office:value="128564.8">
                <text:p>128564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768">
                <text:p>32768</text:p>
              </table:table-cell>
              <table:table-cell office:value-type="float" office:value="135118.4">
                <text:p>135118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768">
                <text:p>32768</text:p>
              </table:table-cell>
              <table:table-cell office:value-type="float" office:value="141672">
                <text:p>14167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536">
                <text:p>65536</text:p>
              </table:table-cell>
              <table:table-cell office:value-type="float" office:value="154779.2">
                <text:p>154779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536">
                <text:p>65536</text:p>
              </table:table-cell>
              <table:table-cell office:value-type="float" office:value="167886.4">
                <text:p>167886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536">
                <text:p>65536</text:p>
              </table:table-cell>
              <table:table-cell office:value-type="float" office:value="180993.6">
                <text:p>180993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536">
                <text:p>65536</text:p>
              </table:table-cell>
              <table:table-cell office:value-type="float" office:value="194100.8">
                <text:p>194100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536">
                <text:p>65536</text:p>
              </table:table-cell>
              <table:table-cell office:value-type="float" office:value="207208">
                <text:p>20720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536">
                <text:p>65536</text:p>
              </table:table-cell>
              <table:table-cell office:value-type="float" office:value="220315.2">
                <text:p>220315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536">
                <text:p>65536</text:p>
              </table:table-cell>
              <table:table-cell office:value-type="float" office:value="233422.4">
                <text:p>233422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5536">
                <text:p>65536</text:p>
              </table:table-cell>
              <table:table-cell office:value-type="float" office:value="246529.6">
                <text:p>246529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536">
                <text:p>65536</text:p>
              </table:table-cell>
              <table:table-cell office:value-type="float" office:value="259636.8">
                <text:p>259636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536">
                <text:p>65536</text:p>
              </table:table-cell>
              <table:table-cell office:value-type="float" office:value="272744">
                <text:p>27274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1072">
                <text:p>131072</text:p>
              </table:table-cell>
              <table:table-cell office:value-type="float" office:value="298958.4">
                <text:p>298958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072">
                <text:p>131072</text:p>
              </table:table-cell>
              <table:table-cell office:value-type="float" office:value="325172.8">
                <text:p>325172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072">
                <text:p>131072</text:p>
              </table:table-cell>
              <table:table-cell office:value-type="float" office:value="351387.2">
                <text:p>351387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1072">
                <text:p>131072</text:p>
              </table:table-cell>
              <table:table-cell office:value-type="float" office:value="377601.6">
                <text:p>377601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1072">
                <text:p>131072</text:p>
              </table:table-cell>
              <table:table-cell office:value-type="float" office:value="403816">
                <text:p>40381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1072">
                <text:p>131072</text:p>
              </table:table-cell>
              <table:table-cell office:value-type="float" office:value="430030.4">
                <text:p>430030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1072">
                <text:p>131072</text:p>
              </table:table-cell>
              <table:table-cell office:value-type="float" office:value="456244.8">
                <text:p>456244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1072">
                <text:p>131072</text:p>
              </table:table-cell>
              <table:table-cell office:value-type="float" office:value="482459.2">
                <text:p>482459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1072">
                <text:p>131072</text:p>
              </table:table-cell>
              <table:table-cell office:value-type="float" office:value="508673.6">
                <text:p>508673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1072">
                <text:p>131072</text:p>
              </table:table-cell>
              <table:table-cell office:value-type="float" office:value="534888">
                <text:p>53488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2144">
                <text:p>262144</text:p>
              </table:table-cell>
              <table:table-cell office:value-type="float" office:value="587316.8">
                <text:p>587316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2144">
                <text:p>262144</text:p>
              </table:table-cell>
              <table:table-cell office:value-type="float" office:value="639745.6">
                <text:p>639745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2144">
                <text:p>262144</text:p>
              </table:table-cell>
              <table:table-cell office:value-type="float" office:value="692174.4">
                <text:p>692174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2144">
                <text:p>262144</text:p>
              </table:table-cell>
              <table:table-cell office:value-type="float" office:value="744603.2">
                <text:p>744603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2144">
                <text:p>262144</text:p>
              </table:table-cell>
              <table:table-cell office:value-type="float" office:value="797032">
                <text:p>79703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2144">
                <text:p>262144</text:p>
              </table:table-cell>
              <table:table-cell office:value-type="float" office:value="849460.8">
                <text:p>849460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2144">
                <text:p>262144</text:p>
              </table:table-cell>
              <table:table-cell office:value-type="float" office:value="901889.6">
                <text:p>901889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2144">
                <text:p>262144</text:p>
              </table:table-cell>
              <table:table-cell office:value-type="float" office:value="954318.4">
                <text:p>954318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2144">
                <text:p>262144</text:p>
              </table:table-cell>
              <table:table-cell office:value-type="float" office:value="1006747.2">
                <text:p>1006747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2144">
                <text:p>262144</text:p>
              </table:table-cell>
              <table:table-cell office:value-type="float" office:value="1059176">
                <text:p>105917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4288">
                <text:p>524288</text:p>
              </table:table-cell>
              <table:table-cell office:value-type="float" office:value="1164033.6">
                <text:p>1164033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4288">
                <text:p>524288</text:p>
              </table:table-cell>
              <table:table-cell office:value-type="float" office:value="1268891.2">
                <text:p>1268891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4288">
                <text:p>524288</text:p>
              </table:table-cell>
              <table:table-cell office:value-type="float" office:value="1373748.8">
                <text:p>1373748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4288">
                <text:p>524288</text:p>
              </table:table-cell>
              <table:table-cell office:value-type="float" office:value="1478606.4">
                <text:p>1478606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4288">
                <text:p>524288</text:p>
              </table:table-cell>
              <table:table-cell office:value-type="float" office:value="1583464">
                <text:p>158346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4288">
                <text:p>524288</text:p>
              </table:table-cell>
              <table:table-cell office:value-type="float" office:value="1688321.6">
                <text:p>1688321.6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4288">
                <text:p>524288</text:p>
              </table:table-cell>
              <table:table-cell office:value-type="float" office:value="1793179.2">
                <text:p>1793179.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4288">
                <text:p>524288</text:p>
              </table:table-cell>
              <table:table-cell office:value-type="float" office:value="1898036.8">
                <text:p>1898036.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4288">
                <text:p>524288</text:p>
              </table:table-cell>
              <table:table-cell office:value-type="float" office:value="2002894.4">
                <text:p>2002894.4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4288">
                <text:p>524288</text:p>
              </table:table-cell>
              <table:table-cell office:value-type="float" office:value="2107752">
                <text:p>2107752</text:p>
              </table:table-cell>
              <table:table-cell office:value-type="float" office:value="10480">
                <text:p>10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